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dddddd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402cm" fo:min-width="2.841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703cm" fo:min-width="2.04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646cm" fo:min-width="0.53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21cm" fo:min-width="3.386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773cm" fo:min-width="3.586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4.58cm"/>
      <style:paragraph-properties style:writing-mode="lr-tb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-color="#ffffff"/>
      <style:paragraph-properties fo:text-align="center"/>
      <style:text-properties fo:font-size="12pt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5.08cm" svg:height="1.651cm" svg:x="7.751cm" svg:y="18.266cm">
          <text:p text:style-name="P1">notify ignored:</text:p>
          <text:p text:style-name="P1">+ - x / % cs bs =<text:line-break/>1/x ** sqrt</text:p>
          <draw:enhanced-geometry svg:viewBox="0 0 21600 21600" draw:glue-points="10800 0 0 10800 10800 21600 21600 10800" draw:text-areas="3600 0 17800 21600" draw:mirror-horizontal="false" draw:mirror-vertical="false" draw:type="flowchart-display" draw:enhanced-path="M 3600 0 L 17800 0 X 21600 10800 17800 21600 L 3600 21600 0 10800 Z N"/>
        </draw:custom-shape>
        <draw:custom-shape draw:style-name="gr1" draw:text-style-name="P2" xml:id="id3" draw:id="id3" draw:layer="layout" svg:width="3.81cm" svg:height="1.27cm" svg:x="8.363cm" svg:y="6.556cm">
          <text:p text:style-name="P1"><text:span text:style-name="T1">key press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" draw:text-style-name="P2" xml:id="id8" draw:id="id8" draw:layer="layout" svg:width="5.08cm" svg:height="1.905cm" svg:x="7.728cm" svg:y="9.096cm">
          <text:p text:style-name="P1">Dot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2" draw:id="id2" draw:layer="layout" svg:width="3.81cm" svg:height="1.27cm" svg:x="8.363cm" svg:y="4.016cm">
          <text:p text:style-name="P1"><text:span text:style-name="T1">init and clea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" draw:text-style-name="P2" xml:id="id1" draw:id="id1" draw:layer="layout" svg:width="3.81cm" svg:height="1.27cm" svg:x="8.363cm" svg:y="1.476cm">
          <text:p text:style-name="P1"><text:span text:style-name="T1">launch calc app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3" draw:layer="layout" draw:type="lines" svg:x1="10.268cm" svg:y1="2.746cm" svg:x2="10.268cm" svg:y2="4.016cm" draw:start-shape="id1" draw:start-glue-point="8" draw:end-shape="id2" draw:end-glue-point="4" svg:d="M10268 2746v502 267 501" svg:viewBox="0 0 1 1271">
          <text:p/>
        </draw:connector>
        <draw:connector draw:style-name="gr2" draw:text-style-name="P3" draw:layer="layout" draw:type="lines" svg:x1="10.268cm" svg:y1="5.286cm" svg:x2="10.268cm" svg:y2="6.556cm" draw:start-shape="id2" draw:start-glue-point="6" draw:end-shape="id3" draw:end-glue-point="4" svg:d="M10268 5286v502 267 501" svg:viewBox="0 0 1 1271">
          <text:p/>
        </draw:connector>
        <draw:custom-shape draw:style-name="gr3" draw:text-style-name="P2" xml:id="id9" draw:id="id9" draw:layer="layout" svg:width="5.08cm" svg:height="1.905cm" svg:x="1.378cm" svg:y="15.446cm">
          <text:p text:style-name="P1"><text:span text:style-name="T1">previous op</text:span></text:p>
          <text:p text:style-name="P1"><text:span text:style-name="T1">pending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2" xml:id="id7" draw:id="id7" draw:layer="layout" svg:width="5.08cm" svg:height="1.905cm" svg:x="7.728cm" svg:y="12.271cm">
          <text:p text:style-name="P1"><text:span text:style-name="T1">a num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2" xml:id="id6" draw:id="id6" draw:layer="layout" svg:width="5.08cm" svg:height="1.905cm" svg:x="7.728cm" svg:y="15.446cm">
          <text:p text:style-name="P1"><text:span text:style-name="T1">an op with</text:span></text:p>
          <text:p text:style-name="P1"><text:span text:style-name="T1">num In Buffer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5" draw:id="id5" draw:layer="layout" svg:width="1.46cm" svg:height="1.27cm" svg:x="9.57cm" svg:y="21.161cm">
          <text:p text:style-name="P1">k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3" draw:layer="layout" draw:type="lines" svg:x1="10.291cm" svg:y1="19.917cm" svg:x2="10.3cm" svg:y2="21.161cm" draw:start-shape="id4" draw:start-glue-point="6" draw:end-shape="id5" draw:end-glue-point="4" svg:d="M10291 19917v501l9 242v501" svg:viewBox="0 0 10 1245">
          <text:p/>
        </draw:connector>
        <draw:connector draw:style-name="gr2" draw:text-style-name="P3" draw:layer="layout" draw:type="lines" svg:x1="10.268cm" svg:y1="17.351cm" svg:x2="10.291cm" svg:y2="18.266cm" draw:start-shape="id6" draw:start-glue-point="6" draw:end-shape="id4" draw:end-glue-point="4" svg:d="M10268 17351v501l23-88v502" svg:viewBox="0 0 24 916">
          <text:p/>
        </draw:connector>
        <draw:connector draw:style-name="gr2" draw:text-style-name="P3" draw:layer="layout" draw:type="lines" svg:x1="10.268cm" svg:y1="14.176cm" svg:x2="10.268cm" svg:y2="15.446cm" draw:start-shape="id7" draw:start-glue-point="6" draw:end-shape="id6" draw:end-glue-point="4" svg:d="M10268 14176v501 267 502" svg:viewBox="0 0 1 1271">
          <text:p/>
        </draw:connector>
        <draw:connector draw:style-name="gr2" draw:text-style-name="P3" draw:layer="layout" draw:type="lines" svg:x1="10.268cm" svg:y1="11.001cm" svg:x2="10.268cm" svg:y2="12.271cm" draw:start-shape="id8" draw:start-glue-point="6" draw:end-shape="id7" draw:end-glue-point="4" svg:d="M10268 11001v501 267 502" svg:viewBox="0 0 1 1271">
          <text:p/>
        </draw:connector>
        <draw:connector draw:style-name="gr2" draw:text-style-name="P3" draw:layer="layout" draw:type="lines" svg:x1="10.268cm" svg:y1="7.826cm" svg:x2="10.268cm" svg:y2="9.096cm" draw:start-shape="id3" draw:start-glue-point="6" draw:end-shape="id8" draw:end-glue-point="4" svg:d="M10268 7826v502 266 502" svg:viewBox="0 0 1 1271">
          <text:p/>
        </draw:connector>
        <draw:connector draw:style-name="gr2" draw:text-style-name="P3" draw:layer="layout" draw:type="lines" svg:x1="7.728cm" svg:y1="16.398cm" svg:x2="6.458cm" svg:y2="16.399cm" draw:start-shape="id6" draw:end-shape="id9" draw:end-glue-point="7" svg:d="M7728 16398h-501l-267 1h-502" svg:viewBox="0 0 1271 2">
          <text:p/>
        </draw:connector>
        <draw:custom-shape draw:style-name="gr4" draw:text-style-name="P2" xml:id="id10" draw:id="id10" draw:layer="layout" svg:width="5.08cm" svg:height="1.27cm" svg:x="1.378cm" svg:y="18.557cm">
          <text:p text:style-name="P1"><text:span text:style-name="T1">opOutstanding </text:span></text:p>
          <text:p text:style-name="P1"><text:span text:style-name="T1">= tr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s" svg:x1="3.918cm" svg:y1="17.351cm" svg:x2="3.918cm" svg:y2="18.557cm" draw:start-shape="id9" draw:start-glue-point="6" draw:end-shape="id10" draw:end-glue-point="4" svg:d="M3918 17351v501 204 501" svg:viewBox="0 0 1 1207">
          <text:p/>
        </draw:connector>
        <draw:custom-shape draw:style-name="gr4" draw:text-style-name="P2" xml:id="id11" draw:id="id11" draw:layer="layout" svg:width="5.08cm" svg:height="1.27cm" svg:x="1.378cm" svg:y="21.161cm">
          <text:p text:style-name="P1"><text:span text:style-name="T1">call sub</text:span></text:p>
          <text:p text:style-name="P1"><text:span text:style-name="T1">1st op arrival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" draw:text-style-name="P3" draw:layer="layout" draw:type="lines" svg:x1="3.918cm" svg:y1="19.827cm" svg:x2="3.918cm" svg:y2="21.161cm" draw:start-shape="id10" draw:start-glue-point="6" draw:end-shape="id11" draw:end-glue-point="0" svg:d="M3918 19827v502 331 501" svg:viewBox="0 0 1 1335">
          <text:p/>
        </draw:connector>
        <draw:connector draw:style-name="gr2" draw:text-style-name="P3" draw:layer="layout" draw:type="lines" svg:x1="6.458cm" svg:y1="21.796cm" svg:x2="9.57cm" svg:y2="21.796cm" draw:start-shape="id11" draw:start-glue-point="1" draw:end-shape="id5" draw:end-glue-point="6" svg:d="M6458 21796h502 2109 501" svg:viewBox="0 0 3113 1">
          <text:p/>
        </draw:connector>
        <draw:custom-shape draw:style-name="gr1" draw:text-style-name="P2" xml:id="id12" draw:id="id12" draw:layer="layout" svg:width="5.08cm" svg:height="1.651cm" svg:x="1.378cm" svg:y="9.096cm">
          <text:p text:style-name="P1">notify ignored:</text:p>
          <text:p text:style-name="P1">+ - x / % cs bs =<text:line-break/>1/x ** sqrt</text:p>
          <draw:enhanced-geometry svg:viewBox="0 0 21600 21600" draw:glue-points="10800 0 0 10800 10800 21600 21600 10800" draw:text-areas="3600 0 17800 21600" draw:mirror-horizontal="false" draw:mirror-vertical="false" draw:type="flowchart-display" draw:enhanced-path="M 3600 0 L 17800 0 X 21600 10800 17800 21600 L 3600 21600 0 10800 Z N"/>
        </draw:custom-shape>
        <draw:connector draw:style-name="gr2" draw:text-style-name="P3" draw:layer="layout" draw:type="lines" svg:x1="3.918cm" svg:y1="15.446cm" svg:x2="3.918cm" svg:y2="10.747cm" draw:start-shape="id9" draw:start-glue-point="4" draw:end-shape="id12" draw:end-glue-point="6" svg:d="M3918 15446v-502-3696-501" svg:viewBox="0 0 1 4700">
          <text:p/>
        </draw:connector>
        <draw:connector draw:style-name="gr2" draw:text-style-name="P3" draw:layer="layout" draw:type="lines" svg:x1="3.918cm" svg:y1="9.096cm" svg:x2="3.886cm" svg:y2="7.826cm" draw:start-shape="id12" draw:start-glue-point="4" draw:end-shape="id13" draw:end-glue-point="8" svg:d="M3918 9096v-502l-32-266v-502" svg:viewBox="0 0 33 1271">
          <text:p/>
        </draw:connector>
        <draw:custom-shape draw:style-name="gr4" draw:text-style-name="P2" xml:id="id13" draw:id="id13" draw:layer="layout" svg:width="1.46cm" svg:height="1.27cm" svg:x="3.156cm" svg:y="6.556cm">
          <text:p text:style-name="P1">k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3" draw:layer="layout" draw:type="lines" svg:x1="4.616cm" svg:y1="7.191cm" svg:x2="8.744cm" svg:y2="7.191cm" draw:start-shape="id13" draw:start-glue-point="10" draw:end-shape="id3" draw:end-glue-point="5" svg:d="M4616 7191h502 2744 882" svg:viewBox="0 0 4129 1">
          <text:p/>
        </draw:connector>
        <draw:custom-shape draw:style-name="gr5" draw:text-style-name="P2" xml:id="id14" draw:id="id14" draw:layer="layout" svg:width="5.08cm" svg:height="1.27cm" svg:x="14.745cm" svg:y="9.392cm">
          <text:p text:style-name="P1"><text:span text:style-name="T1">call sub</text:span></text:p>
          <text:p text:style-name="P1"><text:span text:style-name="T1">dotHandl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" draw:text-style-name="P3" draw:layer="layout" draw:type="lines" svg:x1="12.808cm" svg:y1="10.049cm" svg:x2="14.745cm" svg:y2="10.027cm" draw:start-shape="id8" draw:start-glue-point="7" draw:end-shape="id14" draw:end-glue-point="3" svg:d="M12808 10049h502l934-22h501" svg:viewBox="0 0 1938 23">
          <text:p/>
        </draw:connector>
        <draw:connector draw:style-name="gr2" draw:text-style-name="P3" draw:layer="layout" draw:type="lines" draw:line-skew="-1.827cm" svg:x1="17.285cm" svg:y1="9.392cm" svg:x2="11.792cm" svg:y2="7.191cm" draw:start-shape="id14" draw:start-glue-point="0" draw:end-shape="id3" draw:end-glue-point="7" svg:d="M17285 9392v-2328l-4610 127h-883" svg:viewBox="0 0 5494 2329">
          <text:p/>
        </draw:connector>
        <draw:custom-shape draw:style-name="gr5" draw:text-style-name="P2" xml:id="id15" draw:id="id15" draw:layer="layout" svg:width="5.08cm" svg:height="1.27cm" svg:x="14.84cm" svg:y="12.568cm">
          <text:p text:style-name="P1"><text:span text:style-name="T1">call sub</text:span></text:p>
          <text:p text:style-name="P1"><text:span text:style-name="T1">dotHandl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" draw:text-style-name="P3" draw:layer="layout" draw:type="lines" svg:x1="12.808cm" svg:y1="13.224cm" svg:x2="14.84cm" svg:y2="13.203cm" draw:start-shape="id7" draw:start-glue-point="7" draw:end-shape="id15" draw:end-glue-point="3" svg:d="M12808 13224h502l1029-21h501" svg:viewBox="0 0 2033 22">
          <text:p/>
        </draw:connector>
        <draw:custom-shape draw:style-name="gr1" draw:text-style-name="P2" xml:id="id16" draw:id="id16" draw:layer="layout" svg:width="5.08cm" svg:height="1.651cm" svg:x="14.84cm" svg:y="15.446cm">
          <text:p text:style-name="P1"><text:span text:style-name="T1">output</text:span></text:p>
          <text:p text:style-name="P1"><text:span text:style-name="T1">to LCD</text:span></text:p>
          <draw:enhanced-geometry svg:viewBox="0 0 21600 21600" draw:glue-points="10800 0 0 10800 10800 21600 21600 10800" draw:text-areas="3600 0 17800 21600" draw:mirror-horizontal="false" draw:mirror-vertical="false" draw:type="flowchart-display" draw:enhanced-path="M 3600 0 L 17800 0 X 21600 10800 17800 21600 L 3600 21600 0 10800 Z N"/>
        </draw:custom-shape>
        <draw:custom-shape draw:style-name="gr6" draw:text-style-name="P2" xml:id="id17" draw:id="id17" draw:layer="layout" svg:width="5.08cm" svg:height="1.27cm" svg:x="14.83cm" svg:y="18.535cm">
          <text:p text:style-name="P1"><text:span text:style-name="T1">output to</text:span></text:p>
          <text:p text:style-name="P1"><text:span text:style-name="T1">input buffer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2" draw:text-style-name="P3" draw:layer="layout" draw:type="lines" svg:x1="17.38cm" svg:y1="13.838cm" svg:x2="17.38cm" svg:y2="15.446cm" draw:start-shape="id15" draw:start-glue-point="2" draw:end-shape="id16" draw:end-glue-point="4" svg:d="M17380 13838v502 604 502" svg:viewBox="0 0 1 1609">
          <text:p/>
        </draw:connector>
        <draw:connector draw:style-name="gr2" draw:text-style-name="P3" draw:layer="layout" draw:type="lines" svg:x1="17.38cm" svg:y1="17.097cm" svg:x2="17.37cm" svg:y2="18.535cm" draw:start-shape="id16" draw:start-glue-point="6" draw:end-shape="id17" draw:end-glue-point="0" svg:d="M17380 17097v501l-10 436v501" svg:viewBox="0 0 11 1439">
          <text:p/>
        </draw:connector>
        <draw:custom-shape draw:style-name="gr7" draw:text-style-name="P2" xml:id="id18" draw:id="id18" draw:layer="layout" svg:width="5.08cm" svg:height="1.27cm" svg:x="14.84cm" svg:y="21.161cm">
          <text:p text:style-name="P1"><text:span text:style-name="T1">numInBuffer</text:span></text:p>
          <text:p text:style-name="P1"><text:span text:style-name="T1">= <text:s/>tr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s" svg:x1="17.37cm" svg:y1="19.805cm" svg:x2="17.38cm" svg:y2="21.161cm" draw:start-shape="id17" draw:start-glue-point="2" draw:end-shape="id18" draw:end-glue-point="4" svg:d="M17370 19805v502l10 353v501" svg:viewBox="0 0 11 1357">
          <text:p/>
        </draw:connector>
        <draw:connector draw:style-name="gr2" draw:text-style-name="P3" draw:layer="layout" draw:type="lines" svg:x1="14.84cm" svg:y1="21.796cm" svg:x2="11.03cm" svg:y2="21.796cm" draw:start-shape="id18" draw:start-glue-point="5" draw:end-shape="id5" draw:end-glue-point="10" svg:d="M14840 21796h-501-2807-502" svg:viewBox="0 0 3811 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2-07T16:01:29.173000000</meta:creation-date>
    <dc:date>2021-02-07T17:38:01.817000000</dc:date>
    <meta:editing-duration>PT19M17S</meta:editing-duration>
    <meta:editing-cycles>4</meta:editing-cycles>
    <meta:generator>LibreOffice/6.3.4.2$Windows_X86_64 LibreOffice_project/60da17e045e08f1793c57c00ba83cdfce946d0aa</meta:generator>
    <meta:document-statistic meta:object-count="39"/>
  </office:meta>
</office:document-meta>
</file>